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orough master bibliography or reference list which includes all the references cited throughout the other (non-manuscript) sections of the thesis, mostly within the general introduction but also in the general discussi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minique Caron</meta:initial-creator>
    <meta:creation-date>2024-02-05T13:48:25.847689345</meta:creation-date>
    <meta:generator>LibreOffice/7.6.4.1$Linux_X86_64 LibreOffice_project/60$Build-1</meta:generator>
    <dc:date>2024-02-05T14:09:05.206941536</dc:date>
    <dc:creator>Dominique Caron</dc:creator>
    <meta:editing-duration>PT36S</meta:editing-duration>
    <meta:editing-cycles>1</meta:editing-cycles>
    <meta:document-statistic meta:table-count="0" meta:image-count="0" meta:object-count="0" meta:page-count="1" meta:paragraph-count="1" meta:word-count="31" meta:character-count="223" meta:non-whitespace-character-count="193"/>
  </office:meta>
</office:document-meta>
</file>